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10:17:38.021164437</meta:creation-date>
    <dc:date>2024-07-04T10:17:50.732391508</dc:date>
    <meta:editing-duration>PT13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24.2.3.2$Linux_X86_64 LibreOffice_project/420$Build-2</meta:generator>
  </office:meta>
</office:document-meta>
</file>